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fo:line-height="115%" fo:text-align="start" style:justify-single-word="false"/>
    </style:style>
    <style:style style:name="P2" style:family="paragraph" style:parent-style-name="Standard">
      <style:paragraph-properties fo:margin-top="0cm" fo:margin-bottom="0.353cm" fo:line-height="115%" fo:text-align="start" style:justify-single-word="false"/>
    </style:style>
    <style:style style:name="T1" style:family="text"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2" style:family="text">
      <style:text-properties style:use-window-font-color="true" style:font-name="Calibri1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Calibri1" style:font-name-complex="Calibri1"/>
    </style:style>
    <style:style style:name="T3" style:family="text">
      <style:text-properties style:use-window-font-color="true" style:font-name="Calibri1" fo:font-size="11pt" style:text-underline-style="solid" style:text-underline-width="auto" style:text-underline-color="font-color" fo:font-weight="normal" fo:background-color="transparent" style:font-name-asian="Calibri1"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port (</text:span><text:span text:style-name="T2">nom_sport</text:span><text:span text:style-name="T1">)</text:span></text:p>
      <text:p text:style-name="P1"><text:span text:style-name="T1">Pratique (</text:span><text:span text:style-name="T2">date, #id_utilisateur, #nom_sport</text:span><text:span text:style-name="T1">, lieu, resultats)</text:span></text:p>
      <text:p text:style-name="P1"><text:span text:style-name="T1">Exercice(</text:span><text:span text:style-name="T3">nom</text:span><text:span text:style-name="T1">, zone_effet)</text:span></text:p>
      <text:p text:style-name="P1"><text:span text:style-name="T1">Utilisateur (</text:span><text:span text:style-name="T2">id_utilisateur</text:span><text:span text:style-name="T1">, nom, prenom, date_naissance, sexe, date_inscription)</text:span></text:p>
      <text:p text:style-name="P1"><text:span text:style-name="T1">Donnees_physiques (</text:span><text:span text:style-name="T2">date, #id_utilisateur</text:span><text:span text:style-name="T1">, poids, tour_taille, tour_bassin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5-10-26T14:20:11.57</dc:date>
    <dc:creator>Rova </dc:creator>
    <meta:editing-duration>PT1M42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1" meta:paragraph-count="5" meta:word-count="23" meta:character-count="258"/>
  </office:meta>
</office:document-meta>
</file>